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26.1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" svg:stroke-width="0.05cm" draw:marker-start-width="0.275cm" draw:marker-end-width="0.27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color="#ff0000" draw:fill="none" draw:fill-color="#ff00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1.9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3pt" style:font-size-asian="3pt" style:font-size-complex="3pt"/>
    </style:style>
    <style:style style:name="T3" style:family="text">
      <style:text-properties fo:color="#dc2300" fo:font-family="'DejaVu Sans Mono'" style:font-family-generic="modern" style:font-pitch="fixed" fo:font-size="11pt" style:font-size-asian="11pt" style:font-size-complex="11pt"/>
    </style:style>
    <style:style style:name="T4" style:family="text">
      <style:text-properties fo:color="#004586" fo:font-family="'DejaVu Sans Mono'" style:font-family-generic="modern" style:font-pitch="fixed" fo:font-size="11pt" style:font-size-asian="11pt" style:font-size-complex="11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8000" fo:font-family="'Liberation Sans Narrow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Liberation Sans Narrow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family="'Liberation Sans Narrow'" style:font-family-generic="swiss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family="'Liberation Sans Narrow'" style:font-family-generic="swiss" style:font-pitch="variable" fo:font-size="16pt" style:font-size-asian="16pt" style:font-size-complex="16pt"/>
    </style:style>
    <style:style style:name="T10" style:family="text">
      <style:text-properties fo:color="#dd4814" fo:font-family="'Liberation Sans Narrow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15" style:family="text">
      <style:text-properties fo:color="#ff0000" fo:font-size="14pt" style:font-size-asian="14pt" style:font-size-complex="14pt"/>
    </style:style>
    <style:style style:name="T16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7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family="'Liberation Sans Narrow'" style:font-family-generic="swiss" style:font-pitch="variable" fo:font-size="11pt" style:font-size-asian="11pt" style:font-size-complex="11pt"/>
    </style:style>
    <style:style style:name="T19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exec*()</text:p>
          </draw:text-box>
        </draw:frame>
        <draw:custom-shape draw:style-name="gr1" draw:text-style-name="P1" draw:layer="layout" svg:width="0.8cm" svg:height="0.6cm" svg:x="7.8cm" svg:y="5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6.6cm" svg:height="3.4cm" svg:x="0.8cm" svg:y="16.8cm">
          <draw:text-box>
            <text:p><text:span text:style-name="T1">Standard output (stdout):</text:span></text:p>
            <text:p><text:span text:style-name="T2"/></text:p>
            <text:p><text:span text:style-name="T3"/></text:p>
            <text:p><text:span text:style-name="T4"/></text:p>
          </draw:text-box>
        </draw:frame>
        <draw:custom-shape draw:style-name="gr3" draw:text-style-name="P4" draw:layer="layout" svg:width="12.8cm" svg:height="13.4cm" svg:x="7.6cm" svg:y="3cm">
          <text:p text:style-name="P1"><text:span text:style-name="T1">Process 1000</text:span></text:p>
          <text:p text:style-name="P1"><text:span text:style-name="T5"/></text:p>
          <text:p text:style-name="P3"><text:span text:style-name="T6">int</text:span><text:span text:style-name="T7"> </text:span><text:span text:style-name="T8">global_var</text:span><text:span text:style-name="T7"> = 3;</text:span></text:p>
          <text:p text:style-name="P3"><text:span text:style-name="T9"/></text:p>
          <text:p text:style-name="P3"><text:span text:style-name="T6">int</text:span><text:span text:style-name="T7"> main(</text:span><text:span text:style-name="T6">void</text:span><text:span text:style-name="T7">)</text:span></text:p>
          <text:p text:style-name="P3"><text:span text:style-name="T7">{</text:span></text:p>
          <text:p text:style-name="P3"><text:span text:style-name="T7"><text:s text:c="4"/></text:span><text:span text:style-name="T6">int</text:span><text:span text:style-name="T7"> </text:span><text:span text:style-name="T8">local_var</text:span><text:span text:style-name="T7"> = 3;</text:span></text:p>
          <text:p text:style-name="P3"><text:span text:style-name="T9"/></text:p>
          <text:p text:style-name="P3"><text:span text:style-name="T7"><text:s text:c="4"/></text:span><text:span text:style-name="T6">pid_t</text:span><text:span text:style-name="T7"> </text:span><text:span text:style-name="T8">proc_id</text:span><text:span text:style-name="T7"> = execl("/bin/ls", "ls", "-l", NULL);</text:span></text:p>
          <text:p text:style-name="P3"><text:span text:style-name="T9"/></text:p>
          <text:p text:style-name="P3"><text:span text:style-name="T7"><text:s text:c="4"/></text:span><text:span text:style-name="T7">fprintf(stderr, </text:span><text:span text:style-name="T10">"error\n"</text:span><text:span text:style-name="T7">);</text:span></text:p>
          <text:p text:style-name="P3"><text:span text:style-name="T7"><text:s text:c="4"/></text:span><text:span text:style-name="T7">exit(1) ;</text:span></text:p>
          <text:p text:style-name="P3"><text:span text:style-name="T7"/></text:p>
          <text:p text:style-name="P3"><text:span text:style-name="T7">}</text:span></text:p>
          <text:p text:style-name="P3"><text:span text:style-name="T1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6cm" svg:height="3.4cm" svg:x="16.174cm" svg:y="4.6cm">
          <text:p text:style-name="P3"><text:span text:style-name="T12">...</text:span></text:p>
          <text:p text:style-name="P3"><text:span text:style-name="T13">global_var</text:span><text:span text:style-name="T12"> = 3</text:span></text:p>
          <text:p text:style-name="P3"><text:span text:style-name="T14">local_var</text:span><text:span text:style-name="T15"> = </text:span><text:span text:style-name="T16">3</text:span></text:p>
          <text:p text:style-name="P3"><text:span text:style-name="T17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7.8cm" svg:y="9.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exec*()</text:p>
          </draw:text-box>
        </draw:frame>
        <draw:frame draw:style-name="gr2" draw:text-style-name="P2" draw:layer="layout" svg:width="26.6cm" svg:height="3.4cm" svg:x="0.8cm" svg:y="16.8cm">
          <draw:text-box>
            <text:p><text:span text:style-name="T1">Standard output (stdout):</text:span></text:p>
            <text:p><text:span text:style-name="T2"/></text:p>
            <text:p><text:span text:style-name="T3"/></text:p>
            <text:p><text:span text:style-name="T4"/></text:p>
          </draw:text-box>
        </draw:frame>
        <draw:custom-shape draw:style-name="gr6" draw:text-style-name="P4" draw:layer="layout" svg:width="12.8cm" svg:height="13.4cm" svg:x="7.8cm" svg:y="3.4cm">
          <text:p text:style-name="P1"><text:span text:style-name="T1">Process 1000</text:span></text:p>
          <text:p text:style-name="P1"><text:span text:style-name="T1"/></text:p>
          <text:p text:style-name="P3"><text:span text:style-name="T18"/></text:p>
          <text:p text:style-name="P3"><text:span text:style-name="T9"/></text:p>
          <text:p text:style-name="P3"><text:span text:style-name="T6">int</text:span><text:span text:style-name="T7"> main(</text:span><text:span text:style-name="T6">void</text:span><text:span text:style-name="T7">)</text:span></text:p>
          <text:p text:style-name="P3"><text:span text:style-name="T7">{</text:span></text:p>
          <text:p text:style-name="P3"><text:span text:style-name="T7"/></text:p>
          <text:p text:style-name="P3"><text:span text:style-name="T7">// CODE DE LA COMMANDE LS...</text:span></text:p>
          <text:p text:style-name="P3"><text:span text:style-name="T7"/></text:p>
          <text:p text:style-name="P3"><text:span text:style-name="T7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8cm" svg:height="0.6cm" svg:x="7.7cm" svg:y="9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3.948cm" svg:height="3.4cm" svg:x="16cm" svg:y="5.175cm">
          <text:p text:style-name="P3"><text:span text:style-name="T19">...</text:span></text:p>
          <text:p text:style-name="P3"><text:span text:style-name="T17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3T11:45:18</meta:creation-date>
    <dc:date>2013-02-20T15:59:07</dc:date>
    <meta:editing-duration>PT1H44S</meta:editing-duration>
    <meta:editing-cycles>20</meta:editing-cycles>
    <meta:generator>LibreOffice/3.5$Linux_x86 LibreOffice_project/350m1$Build-2</meta:generator>
    <dc:creator>jeremie </dc:creator>
    <meta:document-statistic meta:object-count="36"/>
  </office:meta>
</office:document-meta>
</file>